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67mm"/>
    </style:style>
    <style:style style:name="co3" style:family="table-column">
      <style:table-column-properties fo:break-before="auto" style:column-width="42.69mm"/>
    </style:style>
    <style:style style:name="co4" style:family="table-column">
      <style:table-column-properties fo:break-before="auto" style:column-width="64.77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5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2" office:value-type="string" calcext:value-type="string">
            <text:p>VALUE FROM RS</text:p>
          </table:table-cell>
          <table:table-cell table:style-name="ce2" office:value-type="string" calcext:value-type="string">
            <text:p>MAP TO VINCERE’s ID</text:p>
          </table:table-cell>
          <table:table-cell table:style-name="ce1"/>
          <table:table-cell table:style-name="ce2" office:value-type="string" calcext:value-type="string">
            <text:p>VALUE FROM VINCERE</text:p>
          </table:table-cell>
          <table:table-cell table:style-name="ce2" office:value-type="string" calcext:value-type="string">
            <text:p>VINCERE’s ID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Accountancy</text:p>
          </table:table-cell>
          <table:table-cell table:formula="of:=VLOOKUP([.B2:.B138];[.$E$2:.$F$60];2;0)" office:value-type="float" office:value="28881" calcext:value-type="float">
            <text:p>28881</text:p>
          </table:table-cell>
          <table:table-cell/>
          <table:table-cell table:style-name="ce3" office:value-type="string" calcext:value-type="string">
            <text:p>Accountancy</text:p>
          </table:table-cell>
          <table:table-cell table:style-name="ce3" office:value-type="float" office:value="28881" calcext:value-type="float">
            <text:p>288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 Networks</text:p>
          </table:table-cell>
          <table:table-cell table:style-name="ce3" office:value-type="float" office:value="28938" calcext:value-type="float">
            <text:p>28938</text:p>
          </table:table-cell>
          <table:table-cell/>
          <table:table-cell table:style-name="ce3" office:value-type="string" calcext:value-type="string">
            <text:p>Adtech Agency</text:p>
          </table:table-cell>
          <table:table-cell table:style-name="ce3" office:value-type="float" office:value="28880" calcext:value-type="float">
            <text:p>2888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vertising</text:p>
          </table:table-cell>
          <table:table-cell table:style-name="ce3" office:value-type="float" office:value="28882" calcext:value-type="float">
            <text:p>28882</text:p>
          </table:table-cell>
          <table:table-cell/>
          <table:table-cell table:style-name="ce3" office:value-type="string" calcext:value-type="string">
            <text:p>Advertising Agency</text:p>
          </table:table-cell>
          <table:table-cell table:style-name="ce3" office:value-type="float" office:value="28882" calcext:value-type="float">
            <text:p>288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vertising Agency </text:p>
          </table:table-cell>
          <table:table-cell table:style-name="ce3" office:value-type="float" office:value="28882" calcext:value-type="float">
            <text:p>28882</text:p>
          </table:table-cell>
          <table:table-cell/>
          <table:table-cell table:style-name="ce3" office:value-type="string" calcext:value-type="string">
            <text:p>Advertising Networks/Adtech Agency</text:p>
          </table:table-cell>
          <table:table-cell table:style-name="ce3" office:value-type="float" office:value="28938" calcext:value-type="float">
            <text:p>289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ts and Culture</text:p>
          </table:table-cell>
          <table:table-cell table:formula="of:=VLOOKUP([.B6:.B142];[.$E$2:.$F$60];2;0)" office:value-type="float" office:value="28883" calcext:value-type="float">
            <text:p>28883</text:p>
          </table:table-cell>
          <table:table-cell/>
          <table:table-cell table:style-name="ce3" office:value-type="string" calcext:value-type="string">
            <text:p>Arts and Culture</text:p>
          </table:table-cell>
          <table:table-cell table:style-name="ce3" office:value-type="float" office:value="28883" calcext:value-type="float">
            <text:p>288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set Management</text:p>
          </table:table-cell>
          <table:table-cell table:formula="of:=VLOOKUP([.B7:.B143];[.$E$2:.$F$60];2;0)" office:value-type="float" office:value="28884" calcext:value-type="float">
            <text:p>28884</text:p>
          </table:table-cell>
          <table:table-cell/>
          <table:table-cell table:style-name="ce3" office:value-type="string" calcext:value-type="string">
            <text:p>Asset Management</text:p>
          </table:table-cell>
          <table:table-cell table:style-name="ce3" office:value-type="float" office:value="28884" calcext:value-type="float">
            <text:p>288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utomotive</text:p>
          </table:table-cell>
          <table:table-cell table:formula="of:=VLOOKUP([.B8:.B144];[.$E$2:.$F$60];2;0)" office:value-type="float" office:value="28885" calcext:value-type="float">
            <text:p>28885</text:p>
          </table:table-cell>
          <table:table-cell/>
          <table:table-cell table:style-name="ce3" office:value-type="string" calcext:value-type="string">
            <text:p>Automotive</text:p>
          </table:table-cell>
          <table:table-cell table:style-name="ce3" office:value-type="float" office:value="28885" calcext:value-type="float">
            <text:p>288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nking Recruitment</text:p>
          </table:table-cell>
          <table:table-cell table:formula="of:=VLOOKUP([.B9:.B145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Aviation and Aerospace</text:p>
          </table:table-cell>
          <table:table-cell table:style-name="ce3" office:value-type="float" office:value="28937" calcext:value-type="float">
            <text:p>289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nd Agency</text:p>
          </table:table-cell>
          <table:table-cell table:formula="of:=VLOOKUP([.B10:.B146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Branding and Design Agency</text:p>
          </table:table-cell>
          <table:table-cell table:style-name="ce3" office:value-type="float" office:value="28886" calcext:value-type="float">
            <text:p>288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nding/Design</text:p>
          </table:table-cell>
          <table:table-cell table:style-name="ce3" office:value-type="float" office:value="28886" calcext:value-type="float">
            <text:p>28886</text:p>
          </table:table-cell>
          <table:table-cell/>
          <table:table-cell table:style-name="ce3" office:value-type="string" calcext:value-type="string">
            <text:p>Broadcaster</text:p>
          </table:table-cell>
          <table:table-cell table:style-name="ce3" office:value-type="float" office:value="28887" calcext:value-type="float">
            <text:p>288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oadcaster</text:p>
          </table:table-cell>
          <table:table-cell table:formula="of:=VLOOKUP([.B12:.B148];[.$E$2:.$F$60];2;0)" office:value-type="float" office:value="28887" calcext:value-type="float">
            <text:p>28887</text:p>
          </table:table-cell>
          <table:table-cell/>
          <table:table-cell table:style-name="ce3" office:value-type="string" calcext:value-type="string">
            <text:p>Business Intelligence Agency</text:p>
          </table:table-cell>
          <table:table-cell table:style-name="ce3" office:value-type="float" office:value="28888" calcext:value-type="float">
            <text:p>288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siness Intelligence</text:p>
          </table:table-cell>
          <table:table-cell table:style-name="ce3" office:value-type="float" office:value="28888" calcext:value-type="float">
            <text:p>28888</text:p>
          </table:table-cell>
          <table:table-cell/>
          <table:table-cell table:style-name="ce3" office:value-type="string" calcext:value-type="string">
            <text:p>Charity</text:p>
          </table:table-cell>
          <table:table-cell table:style-name="ce3" office:value-type="float" office:value="28889" calcext:value-type="float">
            <text:p>288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siness Services</text:p>
          </table:table-cell>
          <table:table-cell table:formula="of:=VLOOKUP([.B14:.B150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Construction</text:p>
          </table:table-cell>
          <table:table-cell table:style-name="ce3" office:value-type="float" office:value="28890" calcext:value-type="float">
            <text:p>2889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rity</text:p>
          </table:table-cell>
          <table:table-cell table:formula="of:=VLOOKUP([.B15:.B151];[.$E$2:.$F$60];2;0)" office:value-type="float" office:value="28889" calcext:value-type="float">
            <text:p>28889</text:p>
          </table:table-cell>
          <table:table-cell/>
          <table:table-cell table:style-name="ce3" office:value-type="string" calcext:value-type="string">
            <text:p>Content Agency</text:p>
          </table:table-cell>
          <table:table-cell table:style-name="ce3" office:value-type="float" office:value="28936" calcext:value-type="float">
            <text:p>289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rity Organisation</text:p>
          </table:table-cell>
          <table:table-cell table:formula="of:=VLOOKUP([.B16:.B152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Defence</text:p>
          </table:table-cell>
          <table:table-cell table:style-name="ce3" office:value-type="float" office:value="28891" calcext:value-type="float">
            <text:p>288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nical Research</text:p>
          </table:table-cell>
          <table:table-cell table:formula="of:=VLOOKUP([.B17:.B153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Digital Agency</text:p>
          </table:table-cell>
          <table:table-cell table:style-name="ce3" office:value-type="float" office:value="28892" calcext:value-type="float">
            <text:p>288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table:formula="of:=VLOOKUP([.B18:.B154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E-Commerce</text:p>
          </table:table-cell>
          <table:table-cell table:style-name="ce3" office:value-type="float" office:value="28893" calcext:value-type="float">
            <text:p>288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truction</text:p>
          </table:table-cell>
          <table:table-cell table:formula="of:=VLOOKUP([.B19:.B155];[.$E$2:.$F$60];2;0)" office:value-type="float" office:value="28890" calcext:value-type="float">
            <text:p>28890</text:p>
          </table:table-cell>
          <table:table-cell/>
          <table:table-cell table:style-name="ce3" office:value-type="string" calcext:value-type="string">
            <text:p>Education</text:p>
          </table:table-cell>
          <table:table-cell table:style-name="ce3" office:value-type="float" office:value="28894" calcext:value-type="float">
            <text:p>288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ltancies - Agencies</text:p>
          </table:table-cell>
          <table:table-cell table:formula="of:=VLOOKUP([.B20:.B156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Energy</text:p>
          </table:table-cell>
          <table:table-cell table:style-name="ce3" office:value-type="float" office:value="28895" calcext:value-type="float">
            <text:p>288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ltancy</text:p>
          </table:table-cell>
          <table:table-cell table:formula="of:=VLOOKUP([.B21:.B157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Engineering</text:p>
          </table:table-cell>
          <table:table-cell table:style-name="ce3" office:value-type="float" office:value="28896" calcext:value-type="float">
            <text:p>288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lting Service </text:p>
          </table:table-cell>
          <table:table-cell table:formula="of:=VLOOKUP([.B22:.B158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Film and Entertainment</text:p>
          </table:table-cell>
          <table:table-cell table:style-name="ce3" office:value-type="float" office:value="28897" calcext:value-type="float">
            <text:p>288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lting Services</text:p>
          </table:table-cell>
          <table:table-cell table:formula="of:=VLOOKUP([.B23:.B159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Financial Services</text:p>
          </table:table-cell>
          <table:table-cell table:style-name="ce3" office:value-type="float" office:value="28898" calcext:value-type="float">
            <text:p>288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mer</text:p>
          </table:table-cell>
          <table:table-cell table:formula="of:=VLOOKUP([.B24:.B160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FinTech</text:p>
          </table:table-cell>
          <table:table-cell table:style-name="ce3" office:value-type="float" office:value="28899" calcext:value-type="float">
            <text:p>288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mer Brands</text:p>
          </table:table-cell>
          <table:table-cell table:formula="of:=VLOOKUP([.B25:.B161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FMCG</text:p>
          </table:table-cell>
          <table:table-cell table:style-name="ce3" office:value-type="float" office:value="28900" calcext:value-type="float">
            <text:p>289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mer Company </text:p>
          </table:table-cell>
          <table:table-cell table:formula="of:=VLOOKUP([.B26:.B162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Healthcare</text:p>
          </table:table-cell>
          <table:table-cell table:style-name="ce3" office:value-type="float" office:value="28901" calcext:value-type="float">
            <text:p>289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mer PR</text:p>
          </table:table-cell>
          <table:table-cell table:formula="of:=VLOOKUP([.B27:.B163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Information Technology</text:p>
          </table:table-cell>
          <table:table-cell table:style-name="ce3" office:value-type="float" office:value="28902" calcext:value-type="float">
            <text:p>289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porate</text:p>
          </table:table-cell>
          <table:table-cell table:formula="of:=VLOOKUP([.B28:.B164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Infrastructure</text:p>
          </table:table-cell>
          <table:table-cell table:style-name="ce3" office:value-type="float" office:value="28903" calcext:value-type="float">
            <text:p>289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porate Branding - consultancy</text:p>
          </table:table-cell>
          <table:table-cell table:formula="of:=VLOOKUP([.B29:.B165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Insurance</text:p>
          </table:table-cell>
          <table:table-cell table:style-name="ce3" office:value-type="float" office:value="28904" calcext:value-type="float">
            <text:p>289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porate Gifts</text:p>
          </table:table-cell>
          <table:table-cell table:formula="of:=VLOOKUP([.B30:.B166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Internal Communications</text:p>
          </table:table-cell>
          <table:table-cell table:style-name="ce3" office:value-type="float" office:value="28905" calcext:value-type="float">
            <text:p>289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porate pr</text:p>
          </table:table-cell>
          <table:table-cell table:formula="of:=VLOOKUP([.B31:.B167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Investment Banking</text:p>
          </table:table-cell>
          <table:table-cell table:style-name="ce3" office:value-type="float" office:value="28906" calcext:value-type="float">
            <text:p>289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porate Social Responsibility</text:p>
          </table:table-cell>
          <table:table-cell table:formula="of:=VLOOKUP([.B32:.B168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Luxury</text:p>
          </table:table-cell>
          <table:table-cell table:style-name="ce3" office:value-type="float" office:value="28908" calcext:value-type="float">
            <text:p>289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fence</text:p>
          </table:table-cell>
          <table:table-cell table:formula="of:=VLOOKUP([.B33:.B169];[.$E$2:.$F$60];2;0)" office:value-type="float" office:value="28891" calcext:value-type="float">
            <text:p>28891</text:p>
          </table:table-cell>
          <table:table-cell/>
          <table:table-cell table:style-name="ce3" office:value-type="string" calcext:value-type="string">
            <text:p>Management Consultancy</text:p>
          </table:table-cell>
          <table:table-cell table:style-name="ce3" office:value-type="float" office:value="28909" calcext:value-type="float">
            <text:p>289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ign </text:p>
          </table:table-cell>
          <table:table-cell table:formula="of:=VLOOKUP([.B34:.B170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Market Research/Insights Agency</text:p>
          </table:table-cell>
          <table:table-cell table:style-name="ce3" office:value-type="float" office:value="28910" calcext:value-type="float">
            <text:p>289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ign Agency</text:p>
          </table:table-cell>
          <table:table-cell table:formula="of:=VLOOKUP([.B35:.B171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Marketing Agency</text:p>
          </table:table-cell>
          <table:table-cell table:style-name="ce3" office:value-type="float" office:value="28911" calcext:value-type="float">
            <text:p>289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gital</text:p>
          </table:table-cell>
          <table:table-cell table:style-name="ce3" office:value-type="float" office:value="28892" calcext:value-type="float">
            <text:p>28892</text:p>
          </table:table-cell>
          <table:table-cell/>
          <table:table-cell table:style-name="ce3" office:value-type="string" calcext:value-type="string">
            <text:p>Media Agency</text:p>
          </table:table-cell>
          <table:table-cell table:style-name="ce3" office:value-type="float" office:value="28912" calcext:value-type="float">
            <text:p>28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 Commerce</text:p>
          </table:table-cell>
          <table:table-cell table:style-name="ce3" office:value-type="float" office:value="28893" calcext:value-type="float">
            <text:p>28893</text:p>
          </table:table-cell>
          <table:table-cell/>
          <table:table-cell table:style-name="ce3" office:value-type="string" calcext:value-type="string">
            <text:p>Medical Education Agency</text:p>
          </table:table-cell>
          <table:table-cell table:style-name="ce3" office:value-type="float" office:value="28913" calcext:value-type="float">
            <text:p>289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Business</text:p>
          </table:table-cell>
          <table:table-cell table:formula="of:=VLOOKUP([.B38:.B174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Mobile Marketing Agency</text:p>
          </table:table-cell>
          <table:table-cell table:style-name="ce3" office:value-type="float" office:value="28914" calcext:value-type="float">
            <text:p>289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Commerce</text:p>
          </table:table-cell>
          <table:table-cell table:formula="of:=VLOOKUP([.B39:.B175];[.$E$2:.$F$60];2;0)" office:value-type="float" office:value="28893" calcext:value-type="float">
            <text:p>28893</text:p>
          </table:table-cell>
          <table:table-cell/>
          <table:table-cell table:style-name="ce3" office:value-type="string" calcext:value-type="string">
            <text:p>Non Dept Gov Body</text:p>
          </table:table-cell>
          <table:table-cell table:style-name="ce3" office:value-type="float" office:value="28915" calcext:value-type="float">
            <text:p>289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ucation</text:p>
          </table:table-cell>
          <table:table-cell table:formula="of:=VLOOKUP([.B40:.B176];[.$E$2:.$F$60];2;0)" office:value-type="float" office:value="28894" calcext:value-type="float">
            <text:p>28894</text:p>
          </table:table-cell>
          <table:table-cell/>
          <table:table-cell table:style-name="ce3" office:value-type="string" calcext:value-type="string">
            <text:p>Not For Profit</text:p>
          </table:table-cell>
          <table:table-cell table:style-name="ce3" office:value-type="float" office:value="28916" calcext:value-type="float">
            <text:p>289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ergy</text:p>
          </table:table-cell>
          <table:table-cell table:formula="of:=VLOOKUP([.B41:.B177];[.$E$2:.$F$60];2;0)" office:value-type="float" office:value="28895" calcext:value-type="float">
            <text:p>28895</text:p>
          </table:table-cell>
          <table:table-cell/>
          <table:table-cell table:style-name="ce3" office:value-type="string" calcext:value-type="string">
            <text:p>Pharmaceutical/Bio Tech</text:p>
          </table:table-cell>
          <table:table-cell table:style-name="ce3" office:value-type="float" office:value="28917" calcext:value-type="float">
            <text:p>289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gineering</text:p>
          </table:table-cell>
          <table:table-cell table:formula="of:=VLOOKUP([.B42:.B178];[.$E$2:.$F$60];2;0)" office:value-type="float" office:value="28896" calcext:value-type="float">
            <text:p>28896</text:p>
          </table:table-cell>
          <table:table-cell/>
          <table:table-cell table:style-name="ce3" office:value-type="string" calcext:value-type="string">
            <text:p>PR and Communications Agency</text:p>
          </table:table-cell>
          <table:table-cell table:style-name="ce3" office:value-type="float" office:value="28919" calcext:value-type="float">
            <text:p>289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vents and Conferences</text:p>
          </table:table-cell>
          <table:table-cell table:formula="of:=VLOOKUP([.B43:.B179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Print and Publishing</text:p>
          </table:table-cell>
          <table:table-cell table:style-name="ce3" office:value-type="float" office:value="28920" calcext:value-type="float">
            <text:p>289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hibition</text:p>
          </table:table-cell>
          <table:table-cell table:formula="of:=VLOOKUP([.B44:.B180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Professional Services</text:p>
          </table:table-cell>
          <table:table-cell table:style-name="ce3" office:value-type="float" office:value="28921" calcext:value-type="float">
            <text:p>289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hibitions</text:p>
          </table:table-cell>
          <table:table-cell table:formula="of:=VLOOKUP([.B45:.B181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Public Affairs Agency</text:p>
          </table:table-cell>
          <table:table-cell table:style-name="ce3" office:value-type="float" office:value="28922" calcext:value-type="float">
            <text:p>289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lm and Entertainment</text:p>
          </table:table-cell>
          <table:table-cell table:formula="of:=VLOOKUP([.B46:.B182];[.$E$2:.$F$60];2;0)" office:value-type="float" office:value="28897" calcext:value-type="float">
            <text:p>28897</text:p>
          </table:table-cell>
          <table:table-cell/>
          <table:table-cell table:style-name="ce3" office:value-type="string" calcext:value-type="string">
            <text:p>Public Sector</text:p>
          </table:table-cell>
          <table:table-cell table:style-name="ce3" office:value-type="float" office:value="28923" calcext:value-type="float">
            <text:p>289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nce</text:p>
          </table:table-cell>
          <table:table-cell table:formula="of:=VLOOKUP([.B47:.B183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Real Estate</text:p>
          </table:table-cell>
          <table:table-cell table:style-name="ce3" office:value-type="float" office:value="28924" calcext:value-type="float">
            <text:p>289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ncial</text:p>
          </table:table-cell>
          <table:table-cell table:formula="of:=VLOOKUP([.B48:.B184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Recruitment Agency</text:p>
          </table:table-cell>
          <table:table-cell table:style-name="ce3" office:value-type="float" office:value="28925" calcext:value-type="float">
            <text:p>289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ncial and Corporate PR</text:p>
          </table:table-cell>
          <table:table-cell table:formula="of:=VLOOKUP([.B49:.B185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Retail</text:p>
          </table:table-cell>
          <table:table-cell table:style-name="ce3" office:value-type="float" office:value="28926" calcext:value-type="float">
            <text:p>289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ncial Company</text:p>
          </table:table-cell>
          <table:table-cell table:formula="of:=VLOOKUP([.B50:.B186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Retail Banking</text:p>
          </table:table-cell>
          <table:table-cell table:style-name="ce3" office:value-type="float" office:value="28927" calcext:value-type="float">
            <text:p>289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ncial Services</text:p>
          </table:table-cell>
          <table:table-cell table:formula="of:=VLOOKUP([.B51:.B187];[.$E$2:.$F$60];2;0)" office:value-type="float" office:value="28898" calcext:value-type="float">
            <text:p>28898</text:p>
          </table:table-cell>
          <table:table-cell/>
          <table:table-cell table:style-name="ce3" office:value-type="string" calcext:value-type="string">
            <text:p>Shopper Marketing Agency</text:p>
          </table:table-cell>
          <table:table-cell table:style-name="ce3" office:value-type="float" office:value="28928" calcext:value-type="float">
            <text:p>289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Tech</text:p>
          </table:table-cell>
          <table:table-cell table:formula="of:=VLOOKUP([.B52:.B188];[.$E$2:.$F$60];2;0)" office:value-type="float" office:value="28899" calcext:value-type="float">
            <text:p>28899</text:p>
          </table:table-cell>
          <table:table-cell/>
          <table:table-cell table:style-name="ce3" office:value-type="string" calcext:value-type="string">
            <text:p>Social Media Agency</text:p>
          </table:table-cell>
          <table:table-cell table:style-name="ce3" office:value-type="float" office:value="28929" calcext:value-type="float">
            <text:p>289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MCG</text:p>
          </table:table-cell>
          <table:table-cell table:formula="of:=VLOOKUP([.B53:.B189];[.$E$2:.$F$60];2;0)" office:value-type="float" office:value="28900" calcext:value-type="float">
            <text:p>28900</text:p>
          </table:table-cell>
          <table:table-cell/>
          <table:table-cell table:style-name="ce3" office:value-type="string" calcext:value-type="string">
            <text:p>Sport</text:p>
          </table:table-cell>
          <table:table-cell table:style-name="ce3" office:value-type="float" office:value="28930" calcext:value-type="float">
            <text:p>289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neral</text:p>
          </table:table-cell>
          <table:table-cell table:formula="of:=VLOOKUP([.B54:.B190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Strategy Consulting Agency</text:p>
          </table:table-cell>
          <table:table-cell table:style-name="ce3" office:value-type="float" office:value="28931" calcext:value-type="float">
            <text:p>289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neral Business</text:p>
          </table:table-cell>
          <table:table-cell table:formula="of:=VLOOKUP([.B55:.B191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Technology</text:p>
          </table:table-cell>
          <table:table-cell table:style-name="ce3" office:value-type="float" office:value="28918" calcext:value-type="float">
            <text:p>289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lobal Communications Agency</text:p>
          </table:table-cell>
          <table:table-cell table:formula="of:=VLOOKUP([.B56:.B192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Telecoms</text:p>
          </table:table-cell>
          <table:table-cell table:style-name="ce3" office:value-type="float" office:value="28932" calcext:value-type="float">
            <text:p>289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overnment</text:p>
          </table:table-cell>
          <table:table-cell table:formula="of:=VLOOKUP([.B57:.B193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Trade Association</text:p>
          </table:table-cell>
          <table:table-cell table:style-name="ce3" office:value-type="float" office:value="28933" calcext:value-type="float">
            <text:p>289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overnment Agency</text:p>
          </table:table-cell>
          <table:table-cell table:formula="of:=VLOOKUP([.B58:.B194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Transport</text:p>
          </table:table-cell>
          <table:table-cell table:style-name="ce3" office:value-type="float" office:value="28934" calcext:value-type="float">
            <text:p>289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lthcare</text:p>
          </table:table-cell>
          <table:table-cell table:formula="of:=VLOOKUP([.B59:.B195];[.$E$2:.$F$60];2;0)" office:value-type="float" office:value="28901" calcext:value-type="float">
            <text:p>28901</text:p>
          </table:table-cell>
          <table:table-cell/>
          <table:table-cell table:style-name="ce3" office:value-type="string" calcext:value-type="string">
            <text:p>Travel and Leisure</text:p>
          </table:table-cell>
          <table:table-cell table:style-name="ce3" office:value-type="float" office:value="28907" calcext:value-type="float">
            <text:p>289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lthcare/Pharma</text:p>
          </table:table-cell>
          <table:table-cell table:formula="of:=VLOOKUP([.B60:.B196];[.$E$2:.$F$60];2;0)" office:value-type="string" office:string-value="" calcext:value-type="error">
            <text:p>#N/A</text:p>
          </table:table-cell>
          <table:table-cell/>
          <table:table-cell table:style-name="ce3" office:value-type="string" calcext:value-type="string">
            <text:p>Utilities</text:p>
          </table:table-cell>
          <table:table-cell table:style-name="ce3" office:value-type="float" office:value="28935" calcext:value-type="float">
            <text:p>289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formation Technology</text:p>
          </table:table-cell>
          <table:table-cell table:formula="of:=VLOOKUP([.B61:.B197];[.$E$2:.$F$60];2;0)" office:value-type="float" office:value="28902" calcext:value-type="float">
            <text:p>289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frastructure</text:p>
          </table:table-cell>
          <table:table-cell table:formula="of:=VLOOKUP([.B62:.B198];[.$E$2:.$F$60];2;0)" office:value-type="float" office:value="28903" calcext:value-type="float">
            <text:p>2890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urance</text:p>
          </table:table-cell>
          <table:table-cell table:formula="of:=VLOOKUP([.B63:.B199];[.$E$2:.$F$60];2;0)" office:value-type="float" office:value="28904" calcext:value-type="float">
            <text:p>2890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nal Communictions</text:p>
          </table:table-cell>
          <table:table-cell table:style-name="ce3" office:value-type="float" office:value="28905" calcext:value-type="float">
            <text:p>2890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vestment Banking </text:p>
          </table:table-cell>
          <table:table-cell table:style-name="ce3" office:value-type="float" office:value="28906" calcext:value-type="float">
            <text:p>2890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table:style-name="ce3" office:value-type="float" office:value="28902" calcext:value-type="float">
            <text:p>289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 - Healthcare</text:p>
          </table:table-cell>
          <table:table-cell table:formula="of:=VLOOKUP([.B67:.B203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gal</text:p>
          </table:table-cell>
          <table:table-cell table:formula="of:=VLOOKUP([.B68:.B204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isure and Hotels</text:p>
          </table:table-cell>
          <table:table-cell table:formula="of:=VLOOKUP([.B69:.B205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isure and Travel</text:p>
          </table:table-cell>
          <table:table-cell table:formula="of:=VLOOKUP([.B70:.B206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ef Science</text:p>
          </table:table-cell>
          <table:table-cell table:formula="of:=VLOOKUP([.B71:.B207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fe Science</text:p>
          </table:table-cell>
          <table:table-cell table:formula="of:=VLOOKUP([.B72:.B208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fe Science Consultancy</text:p>
          </table:table-cell>
          <table:table-cell table:formula="of:=VLOOKUP([.B73:.B209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fe Sciences</text:p>
          </table:table-cell>
          <table:table-cell table:formula="of:=VLOOKUP([.B74:.B210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fescience</text:p>
          </table:table-cell>
          <table:table-cell table:formula="of:=VLOOKUP([.B75:.B211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uxury</text:p>
          </table:table-cell>
          <table:table-cell table:formula="of:=VLOOKUP([.B76:.B212];[.$E$2:.$F$60];2;0)" office:value-type="float" office:value="28908" calcext:value-type="float">
            <text:p>2890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agement Consultancy</text:p>
          </table:table-cell>
          <table:table-cell table:formula="of:=VLOOKUP([.B77:.B213];[.$E$2:.$F$60];2;0)" office:value-type="float" office:value="28909" calcext:value-type="float">
            <text:p>2890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agmenet Consultancy</text:p>
          </table:table-cell>
          <table:table-cell table:style-name="ce3" office:value-type="float" office:value="28909" calcext:value-type="float">
            <text:p>2890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rket Research</text:p>
          </table:table-cell>
          <table:table-cell table:formula="of:=VLOOKUP([.B79:.B215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rket Research - Online</text:p>
          </table:table-cell>
          <table:table-cell table:formula="of:=VLOOKUP([.B80:.B216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rket Research Agency </text:p>
          </table:table-cell>
          <table:table-cell table:formula="of:=VLOOKUP([.B81:.B217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rket Research Society</text:p>
          </table:table-cell>
          <table:table-cell table:formula="of:=VLOOKUP([.B82:.B218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rket Research/Insights</text:p>
          </table:table-cell>
          <table:table-cell table:style-name="ce3" office:value-type="float" office:value="28910" calcext:value-type="float">
            <text:p>289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rketing</text:p>
          </table:table-cell>
          <table:table-cell table:style-name="ce3" office:value-type="float" office:value="28911" calcext:value-type="float">
            <text:p>289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rketing Agency</text:p>
          </table:table-cell>
          <table:table-cell table:formula="of:=VLOOKUP([.B85:.B221];[.$E$2:.$F$60];2;0)" office:value-type="float" office:value="28911" calcext:value-type="float">
            <text:p>289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rketing services</text:p>
          </table:table-cell>
          <table:table-cell table:style-name="ce3" office:value-type="float" office:value="28911" calcext:value-type="float">
            <text:p>289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3" office:value-type="float" office:value="28912" calcext:value-type="float">
            <text:p>289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dia Agency</text:p>
          </table:table-cell>
          <table:table-cell table:formula="of:=VLOOKUP([.B88:.B224];[.$E$2:.$F$60];2;0)" office:value-type="float" office:value="28912" calcext:value-type="float">
            <text:p>289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dia Company</text:p>
          </table:table-cell>
          <table:table-cell table:formula="of:=VLOOKUP([.B89:.B225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dical Education</text:p>
          </table:table-cell>
          <table:table-cell table:style-name="ce3" office:value-type="float" office:value="28913" calcext:value-type="float">
            <text:p>289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dical Education Agency </text:p>
          </table:table-cell>
          <table:table-cell table:formula="of:=VLOOKUP([.B91:.B227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dical Market Research Fieldwork</text:p>
          </table:table-cell>
          <table:table-cell table:formula="of:=VLOOKUP([.B92:.B228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bile Marketing</text:p>
          </table:table-cell>
          <table:table-cell table:style-name="ce3" office:value-type="float" office:value="28914" calcext:value-type="float">
            <text:p>2891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n Dept Gov Body</text:p>
          </table:table-cell>
          <table:table-cell table:formula="of:=VLOOKUP([.B94:.B230];[.$E$2:.$F$60];2;0)" office:value-type="float" office:value="28915" calcext:value-type="float">
            <text:p>289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n-Governmental Agency</text:p>
          </table:table-cell>
          <table:table-cell table:formula="of:=VLOOKUP([.B95:.B231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t For Profit</text:p>
          </table:table-cell>
          <table:table-cell table:formula="of:=VLOOKUP([.B96:.B232];[.$E$2:.$F$60];2;0)" office:value-type="float" office:value="28916" calcext:value-type="float">
            <text:p>289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formula="of:=VLOOKUP([.B97:.B233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harmaceutical</text:p>
          </table:table-cell>
          <table:table-cell table:formula="of:=VLOOKUP([.B98:.B234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harmaceutical Management Consultancy</text:p>
          </table:table-cell>
          <table:table-cell table:formula="of:=VLOOKUP([.B99:.B235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harmaceuticals</text:p>
          </table:table-cell>
          <table:table-cell table:formula="of:=VLOOKUP([.B100:.B236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harmacuetical Company</text:p>
          </table:table-cell>
          <table:table-cell table:formula="of:=VLOOKUP([.B101:.B237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harmacuetical/Bio Tech</text:p>
          </table:table-cell>
          <table:table-cell table:style-name="ce3" office:value-type="float" office:value="28917" calcext:value-type="float">
            <text:p>289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 Agency </text:p>
          </table:table-cell>
          <table:table-cell table:formula="of:=VLOOKUP([.B103:.B239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 and Communications</text:p>
          </table:table-cell>
          <table:table-cell table:style-name="ce3" office:value-type="float" office:value="28919" calcext:value-type="float">
            <text:p>2891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int</text:p>
          </table:table-cell>
          <table:table-cell table:formula="of:=VLOOKUP([.B105:.B241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int and Publishing</text:p>
          </table:table-cell>
          <table:table-cell table:formula="of:=VLOOKUP([.B106:.B242];[.$E$2:.$F$60];2;0)" office:value-type="float" office:value="28920" calcext:value-type="float">
            <text:p>289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fessional Services</text:p>
          </table:table-cell>
          <table:table-cell table:formula="of:=VLOOKUP([.B107:.B243];[.$E$2:.$F$60];2;0)" office:value-type="float" office:value="28921" calcext:value-type="float">
            <text:p>2892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motional Incentives</text:p>
          </table:table-cell>
          <table:table-cell table:formula="of:=VLOOKUP([.B108:.B244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perty</text:p>
          </table:table-cell>
          <table:table-cell table:formula="of:=VLOOKUP([.B109:.B245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blic Affaires</text:p>
          </table:table-cell>
          <table:table-cell table:formula="of:=VLOOKUP([.B110:.B246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blic Affairs</text:p>
          </table:table-cell>
          <table:table-cell table:style-name="ce3" office:value-type="float" office:value="28922" calcext:value-type="float">
            <text:p>2892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blic Affairs Agency</text:p>
          </table:table-cell>
          <table:table-cell table:formula="of:=VLOOKUP([.B112:.B248];[.$E$2:.$F$60];2;0)" office:value-type="float" office:value="28922" calcext:value-type="float">
            <text:p>2892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blic Relations</text:p>
          </table:table-cell>
          <table:table-cell table:formula="of:=VLOOKUP([.B113:.B249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blic Sector</text:p>
          </table:table-cell>
          <table:table-cell table:formula="of:=VLOOKUP([.B114:.B250];[.$E$2:.$F$60];2;0)" office:value-type="float" office:value="28923" calcext:value-type="float">
            <text:p>289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blishing</text:p>
          </table:table-cell>
          <table:table-cell table:formula="of:=VLOOKUP([.B115:.B251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blishing Agency</text:p>
          </table:table-cell>
          <table:table-cell table:formula="of:=VLOOKUP([.B116:.B252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al Estate</text:p>
          </table:table-cell>
          <table:table-cell table:formula="of:=VLOOKUP([.B117:.B253];[.$E$2:.$F$60];2;0)" office:value-type="float" office:value="28924" calcext:value-type="float">
            <text:p>289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cruitment</text:p>
          </table:table-cell>
          <table:table-cell table:formula="of:=VLOOKUP([.B118:.B254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cruitment Agency </text:p>
          </table:table-cell>
          <table:table-cell table:style-name="ce3" office:value-type="float" office:value="28925" calcext:value-type="float">
            <text:p>289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tail</text:p>
          </table:table-cell>
          <table:table-cell table:formula="of:=VLOOKUP([.B120:.B256];[.$E$2:.$F$60];2;0)" office:value-type="float" office:value="28926" calcext:value-type="float">
            <text:p>2892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tail Banking</text:p>
          </table:table-cell>
          <table:table-cell table:formula="of:=VLOOKUP([.B121:.B257];[.$E$2:.$F$60];2;0)" office:value-type="float" office:value="28927" calcext:value-type="float">
            <text:p>289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les</text:p>
          </table:table-cell>
          <table:table-cell table:formula="of:=VLOOKUP([.B122:.B258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pping Marketing</text:p>
          </table:table-cell>
          <table:table-cell table:style-name="ce3" office:value-type="float" office:value="28928" calcext:value-type="float">
            <text:p>2892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cial Media</text:p>
          </table:table-cell>
          <table:table-cell table:style-name="ce3" office:value-type="float" office:value="28929" calcext:value-type="float">
            <text:p>289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cial Media Agency</text:p>
          </table:table-cell>
          <table:table-cell table:formula="of:=VLOOKUP([.B125:.B261];[.$E$2:.$F$60];2;0)" office:value-type="float" office:value="28929" calcext:value-type="float">
            <text:p>289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ftware Houses</text:p>
          </table:table-cell>
          <table:table-cell table:formula="of:=VLOOKUP([.B126:.B262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ort</text:p>
          </table:table-cell>
          <table:table-cell table:formula="of:=VLOOKUP([.B127:.B263];[.$E$2:.$F$60];2;0)" office:value-type="float" office:value="28930" calcext:value-type="float">
            <text:p>289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rategy Consulting</text:p>
          </table:table-cell>
          <table:table-cell table:style-name="ce3" office:value-type="float" office:value="28931" calcext:value-type="float">
            <text:p>289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pport Services</text:p>
          </table:table-cell>
          <table:table-cell table:formula="of:=VLOOKUP([.B129:.B265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chnology</text:p>
          </table:table-cell>
          <table:table-cell table:formula="of:=VLOOKUP([.B130:.B266];[.$E$2:.$F$60];2;0)" office:value-type="float" office:value="28918" calcext:value-type="float">
            <text:p>289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chnology Company</text:p>
          </table:table-cell>
          <table:table-cell table:formula="of:=VLOOKUP([.B131:.B267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lecommunications</text:p>
          </table:table-cell>
          <table:table-cell table:formula="of:=VLOOKUP([.B132:.B268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lecoms</text:p>
          </table:table-cell>
          <table:table-cell table:formula="of:=VLOOKUP([.B133:.B269];[.$E$2:.$F$60];2;0)" office:value-type="float" office:value="28932" calcext:value-type="float">
            <text:p>2893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de Association</text:p>
          </table:table-cell>
          <table:table-cell table:formula="of:=VLOOKUP([.B134:.B270];[.$E$2:.$F$60];2;0)" office:value-type="float" office:value="28933" calcext:value-type="float">
            <text:p>2893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sport</text:p>
          </table:table-cell>
          <table:table-cell table:formula="of:=VLOOKUP([.B135:.B271];[.$E$2:.$F$60];2;0)" office:value-type="float" office:value="28934" calcext:value-type="float">
            <text:p>289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vel</text:p>
          </table:table-cell>
          <table:table-cell table:formula="of:=VLOOKUP([.B136:.B272];[.$E$2:.$F$60];2;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 table:formula="of:=VLOOKUP([.B137:.B273];[.$E$2:.$F$60];2;0)" office:value-type="float" office:value="28935" calcext:value-type="float">
            <text:p>289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eb Agency</text:p>
          </table:table-cell>
          <table:table-cell table:formula="of:=VLOOKUP([.B138:.B274];[.$E$2:.$F$60];2;0)" office:value-type="string" office:string-value="" calcext:value-type="error">
            <text:p>#N/A</text:p>
          </table:table-cell>
          <table:table-cell table:number-columns-repeated="1021"/>
        </table:table-row>
      </table:table>
      <table:table table:name="Sheet2" table:style-name="ta1"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VALUE FROM RS</text:p>
          </table:table-cell>
          <table:table-cell/>
          <table:table-cell table:style-name="ce2" office:value-type="string" calcext:value-type="string">
            <text:p>MAP TO VINCERE’s ID</text:p>
          </table:table-cell>
          <table:table-cell table:number-columns-repeated="3"/>
          <table:table-cell table:style-name="ce2" office:value-type="string" calcext:value-type="string">
            <text:p>VALUE FROM RS</text:p>
          </table:table-cell>
          <table:table-cell table:style-name="ce2" office:value-type="string" calcext:value-type="string">
            <text:p>MAP TO VINCERE’s ID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' then '</text:p>
          </table:table-cell>
          <table:table-cell table:formula="of:=VLOOKUP([.C2:.C138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Accountancy</text:p>
          </table:table-cell>
          <table:table-cell table:formula="of:=VLOOKUP([.H2:.H138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Ad Networks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38" calcext:value-type="float">
            <text:p>28938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Ad Networks</text:p>
          </table:table-cell>
          <table:table-cell table:style-name="ce3" office:value-type="float" office:value="28938" calcext:value-type="float">
            <text:p>28938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882" calcext:value-type="float">
            <text:p>28882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Advertising</text:p>
          </table:table-cell>
          <table:table-cell table:style-name="ce3" office:value-type="float" office:value="28882" calcext:value-type="float">
            <text:p>28882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Advertising Agency 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882" calcext:value-type="float">
            <text:p>28882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Advertising Agency </text:p>
          </table:table-cell>
          <table:table-cell table:style-name="ce3" office:value-type="float" office:value="28882" calcext:value-type="float">
            <text:p>28882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Arts and Culture</text:p>
          </table:table-cell>
          <table:table-cell office:value-type="string" calcext:value-type="string">
            <text:p>' then '</text:p>
          </table:table-cell>
          <table:table-cell table:formula="of:=VLOOKUP([.C6:.C142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Arts and Culture</text:p>
          </table:table-cell>
          <table:table-cell table:formula="of:=VLOOKUP([.H6:.H142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Asset Management</text:p>
          </table:table-cell>
          <table:table-cell office:value-type="string" calcext:value-type="string">
            <text:p>' then '</text:p>
          </table:table-cell>
          <table:table-cell table:formula="of:=VLOOKUP([.C7:.C143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Asset Management</text:p>
          </table:table-cell>
          <table:table-cell table:formula="of:=VLOOKUP([.H7:.H143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' then '</text:p>
          </table:table-cell>
          <table:table-cell table:formula="of:=VLOOKUP([.C8:.C144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Automotive</text:p>
          </table:table-cell>
          <table:table-cell table:formula="of:=VLOOKUP([.H8:.H144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Banking Recruitment</text:p>
          </table:table-cell>
          <table:table-cell office:value-type="string" calcext:value-type="string">
            <text:p>' then '</text:p>
          </table:table-cell>
          <table:table-cell table:formula="of:=VLOOKUP([.C9:.C145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Banking Recruitment</text:p>
          </table:table-cell>
          <table:table-cell table:formula="of:=VLOOKUP([.H9:.H145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Brand Agency</text:p>
          </table:table-cell>
          <table:table-cell office:value-type="string" calcext:value-type="string">
            <text:p>' then '</text:p>
          </table:table-cell>
          <table:table-cell table:formula="of:=VLOOKUP([.C10:.C146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Brand Agency</text:p>
          </table:table-cell>
          <table:table-cell table:formula="of:=VLOOKUP([.H10:.H146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Branding/Design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886" calcext:value-type="float">
            <text:p>28886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Branding/Design</text:p>
          </table:table-cell>
          <table:table-cell table:style-name="ce3" office:value-type="float" office:value="28886" calcext:value-type="float">
            <text:p>28886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Broadcaster</text:p>
          </table:table-cell>
          <table:table-cell office:value-type="string" calcext:value-type="string">
            <text:p>' then '</text:p>
          </table:table-cell>
          <table:table-cell table:formula="of:=VLOOKUP([.C12:.C148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Broadcaster</text:p>
          </table:table-cell>
          <table:table-cell table:formula="of:=VLOOKUP([.H12:.H148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Business Intelligence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888" calcext:value-type="float">
            <text:p>28888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Business Intelligence</text:p>
          </table:table-cell>
          <table:table-cell table:style-name="ce3" office:value-type="float" office:value="28888" calcext:value-type="float">
            <text:p>28888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Business Services</text:p>
          </table:table-cell>
          <table:table-cell office:value-type="string" calcext:value-type="string">
            <text:p>' then '</text:p>
          </table:table-cell>
          <table:table-cell table:formula="of:=VLOOKUP([.C14:.C150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Business Services</text:p>
          </table:table-cell>
          <table:table-cell table:formula="of:=VLOOKUP([.H14:.H150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' then '</text:p>
          </table:table-cell>
          <table:table-cell table:formula="of:=VLOOKUP([.C15:.C151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harity</text:p>
          </table:table-cell>
          <table:table-cell table:formula="of:=VLOOKUP([.H15:.H151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harity Organisation</text:p>
          </table:table-cell>
          <table:table-cell office:value-type="string" calcext:value-type="string">
            <text:p>' then '</text:p>
          </table:table-cell>
          <table:table-cell table:formula="of:=VLOOKUP([.C16:.C152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harity Organisation</text:p>
          </table:table-cell>
          <table:table-cell table:formula="of:=VLOOKUP([.H16:.H152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linical Research</text:p>
          </table:table-cell>
          <table:table-cell office:value-type="string" calcext:value-type="string">
            <text:p>' then '</text:p>
          </table:table-cell>
          <table:table-cell table:formula="of:=VLOOKUP([.C17:.C153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linical Research</text:p>
          </table:table-cell>
          <table:table-cell table:formula="of:=VLOOKUP([.H17:.H153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' then '</text:p>
          </table:table-cell>
          <table:table-cell table:formula="of:=VLOOKUP([.C18:.C154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mmon</text:p>
          </table:table-cell>
          <table:table-cell table:formula="of:=VLOOKUP([.H18:.H154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' then '</text:p>
          </table:table-cell>
          <table:table-cell table:formula="of:=VLOOKUP([.C19:.C155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nstruction</text:p>
          </table:table-cell>
          <table:table-cell table:formula="of:=VLOOKUP([.H19:.H155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nsultancies - Agencies</text:p>
          </table:table-cell>
          <table:table-cell office:value-type="string" calcext:value-type="string">
            <text:p>' then '</text:p>
          </table:table-cell>
          <table:table-cell table:formula="of:=VLOOKUP([.C20:.C156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nsultancies - Agencies</text:p>
          </table:table-cell>
          <table:table-cell table:formula="of:=VLOOKUP([.H20:.H156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nsultancy</text:p>
          </table:table-cell>
          <table:table-cell office:value-type="string" calcext:value-type="string">
            <text:p>' then '</text:p>
          </table:table-cell>
          <table:table-cell table:formula="of:=VLOOKUP([.C21:.C157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nsultancy</text:p>
          </table:table-cell>
          <table:table-cell table:formula="of:=VLOOKUP([.H21:.H157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nsulting Service </text:p>
          </table:table-cell>
          <table:table-cell office:value-type="string" calcext:value-type="string">
            <text:p>' then '</text:p>
          </table:table-cell>
          <table:table-cell table:formula="of:=VLOOKUP([.C22:.C158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nsulting Service </text:p>
          </table:table-cell>
          <table:table-cell table:formula="of:=VLOOKUP([.H22:.H158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nsulting Services</text:p>
          </table:table-cell>
          <table:table-cell office:value-type="string" calcext:value-type="string">
            <text:p>' then '</text:p>
          </table:table-cell>
          <table:table-cell table:formula="of:=VLOOKUP([.C23:.C159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nsulting Services</text:p>
          </table:table-cell>
          <table:table-cell table:formula="of:=VLOOKUP([.H23:.H159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nsumer</text:p>
          </table:table-cell>
          <table:table-cell office:value-type="string" calcext:value-type="string">
            <text:p>' then '</text:p>
          </table:table-cell>
          <table:table-cell table:formula="of:=VLOOKUP([.C24:.C160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nsumer</text:p>
          </table:table-cell>
          <table:table-cell table:formula="of:=VLOOKUP([.H24:.H160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nsumer Brands</text:p>
          </table:table-cell>
          <table:table-cell office:value-type="string" calcext:value-type="string">
            <text:p>' then '</text:p>
          </table:table-cell>
          <table:table-cell table:formula="of:=VLOOKUP([.C25:.C161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nsumer Brands</text:p>
          </table:table-cell>
          <table:table-cell table:formula="of:=VLOOKUP([.H25:.H161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nsumer Company </text:p>
          </table:table-cell>
          <table:table-cell office:value-type="string" calcext:value-type="string">
            <text:p>' then '</text:p>
          </table:table-cell>
          <table:table-cell table:formula="of:=VLOOKUP([.C26:.C162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nsumer Company </text:p>
          </table:table-cell>
          <table:table-cell table:formula="of:=VLOOKUP([.H26:.H162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nsumer PR</text:p>
          </table:table-cell>
          <table:table-cell office:value-type="string" calcext:value-type="string">
            <text:p>' then '</text:p>
          </table:table-cell>
          <table:table-cell table:formula="of:=VLOOKUP([.C27:.C163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nsumer PR</text:p>
          </table:table-cell>
          <table:table-cell table:formula="of:=VLOOKUP([.H27:.H163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' then '</text:p>
          </table:table-cell>
          <table:table-cell table:formula="of:=VLOOKUP([.C28:.C164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rporate</text:p>
          </table:table-cell>
          <table:table-cell table:formula="of:=VLOOKUP([.H28:.H164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rporate Branding - consultancy</text:p>
          </table:table-cell>
          <table:table-cell office:value-type="string" calcext:value-type="string">
            <text:p>' then '</text:p>
          </table:table-cell>
          <table:table-cell table:formula="of:=VLOOKUP([.C29:.C165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rporate Branding - consultancy</text:p>
          </table:table-cell>
          <table:table-cell table:formula="of:=VLOOKUP([.H29:.H165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rporate Gifts</text:p>
          </table:table-cell>
          <table:table-cell office:value-type="string" calcext:value-type="string">
            <text:p>' then '</text:p>
          </table:table-cell>
          <table:table-cell table:formula="of:=VLOOKUP([.C30:.C166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rporate Gifts</text:p>
          </table:table-cell>
          <table:table-cell table:formula="of:=VLOOKUP([.H30:.H166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rporate pr</text:p>
          </table:table-cell>
          <table:table-cell office:value-type="string" calcext:value-type="string">
            <text:p>' then '</text:p>
          </table:table-cell>
          <table:table-cell table:formula="of:=VLOOKUP([.C31:.C167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rporate pr</text:p>
          </table:table-cell>
          <table:table-cell table:formula="of:=VLOOKUP([.H31:.H167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Corporate Social Responsibility</text:p>
          </table:table-cell>
          <table:table-cell office:value-type="string" calcext:value-type="string">
            <text:p>' then '</text:p>
          </table:table-cell>
          <table:table-cell table:formula="of:=VLOOKUP([.C32:.C168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Corporate Social Responsibility</text:p>
          </table:table-cell>
          <table:table-cell table:formula="of:=VLOOKUP([.H32:.H168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Defence</text:p>
          </table:table-cell>
          <table:table-cell office:value-type="string" calcext:value-type="string">
            <text:p>' then '</text:p>
          </table:table-cell>
          <table:table-cell table:formula="of:=VLOOKUP([.C33:.C169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Defence</text:p>
          </table:table-cell>
          <table:table-cell table:formula="of:=VLOOKUP([.H33:.H169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Design </text:p>
          </table:table-cell>
          <table:table-cell office:value-type="string" calcext:value-type="string">
            <text:p>' then '</text:p>
          </table:table-cell>
          <table:table-cell table:formula="of:=VLOOKUP([.C34:.C170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Design </text:p>
          </table:table-cell>
          <table:table-cell table:formula="of:=VLOOKUP([.H34:.H170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Design Agency</text:p>
          </table:table-cell>
          <table:table-cell office:value-type="string" calcext:value-type="string">
            <text:p>' then '</text:p>
          </table:table-cell>
          <table:table-cell table:formula="of:=VLOOKUP([.C35:.C171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Design Agency</text:p>
          </table:table-cell>
          <table:table-cell table:formula="of:=VLOOKUP([.H35:.H171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892" calcext:value-type="float">
            <text:p>28892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table:style-name="ce3" office:value-type="float" office:value="28892" calcext:value-type="float">
            <text:p>28892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E Commerce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893" calcext:value-type="float">
            <text:p>28893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E Commerce</text:p>
          </table:table-cell>
          <table:table-cell table:style-name="ce3" office:value-type="float" office:value="28893" calcext:value-type="float">
            <text:p>28893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E-Business</text:p>
          </table:table-cell>
          <table:table-cell office:value-type="string" calcext:value-type="string">
            <text:p>' then '</text:p>
          </table:table-cell>
          <table:table-cell table:formula="of:=VLOOKUP([.C38:.C174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E-Business</text:p>
          </table:table-cell>
          <table:table-cell table:formula="of:=VLOOKUP([.H38:.H174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' then '</text:p>
          </table:table-cell>
          <table:table-cell table:formula="of:=VLOOKUP([.C39:.C175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E-Commerce</text:p>
          </table:table-cell>
          <table:table-cell table:formula="of:=VLOOKUP([.H39:.H175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' then '</text:p>
          </table:table-cell>
          <table:table-cell table:formula="of:=VLOOKUP([.C40:.C176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Education</text:p>
          </table:table-cell>
          <table:table-cell table:formula="of:=VLOOKUP([.H40:.H176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' then '</text:p>
          </table:table-cell>
          <table:table-cell table:formula="of:=VLOOKUP([.C41:.C177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formula="of:=VLOOKUP([.H41:.H177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' then '</text:p>
          </table:table-cell>
          <table:table-cell table:formula="of:=VLOOKUP([.C42:.C178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Engineering</text:p>
          </table:table-cell>
          <table:table-cell table:formula="of:=VLOOKUP([.H42:.H178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Events and Conferences</text:p>
          </table:table-cell>
          <table:table-cell office:value-type="string" calcext:value-type="string">
            <text:p>' then '</text:p>
          </table:table-cell>
          <table:table-cell table:formula="of:=VLOOKUP([.C43:.C179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Events and Conferences</text:p>
          </table:table-cell>
          <table:table-cell table:formula="of:=VLOOKUP([.H43:.H179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Exhibition</text:p>
          </table:table-cell>
          <table:table-cell office:value-type="string" calcext:value-type="string">
            <text:p>' then '</text:p>
          </table:table-cell>
          <table:table-cell table:formula="of:=VLOOKUP([.C44:.C180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Exhibition</text:p>
          </table:table-cell>
          <table:table-cell table:formula="of:=VLOOKUP([.H44:.H180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Exhibitions</text:p>
          </table:table-cell>
          <table:table-cell office:value-type="string" calcext:value-type="string">
            <text:p>' then '</text:p>
          </table:table-cell>
          <table:table-cell table:formula="of:=VLOOKUP([.C45:.C181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Exhibitions</text:p>
          </table:table-cell>
          <table:table-cell table:formula="of:=VLOOKUP([.H45:.H181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Film and Entertainment</text:p>
          </table:table-cell>
          <table:table-cell office:value-type="string" calcext:value-type="string">
            <text:p>' then '</text:p>
          </table:table-cell>
          <table:table-cell table:formula="of:=VLOOKUP([.C46:.C182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Film and Entertainment</text:p>
          </table:table-cell>
          <table:table-cell table:formula="of:=VLOOKUP([.H46:.H182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' then '</text:p>
          </table:table-cell>
          <table:table-cell table:formula="of:=VLOOKUP([.C47:.C183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Finance</text:p>
          </table:table-cell>
          <table:table-cell table:formula="of:=VLOOKUP([.H47:.H183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 then '</text:p>
          </table:table-cell>
          <table:table-cell table:formula="of:=VLOOKUP([.C48:.C184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Financial</text:p>
          </table:table-cell>
          <table:table-cell table:formula="of:=VLOOKUP([.H48:.H184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Financial and Corporate PR</text:p>
          </table:table-cell>
          <table:table-cell office:value-type="string" calcext:value-type="string">
            <text:p>' then '</text:p>
          </table:table-cell>
          <table:table-cell table:formula="of:=VLOOKUP([.C49:.C185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Financial and Corporate PR</text:p>
          </table:table-cell>
          <table:table-cell table:formula="of:=VLOOKUP([.H49:.H185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Financial Company</text:p>
          </table:table-cell>
          <table:table-cell office:value-type="string" calcext:value-type="string">
            <text:p>' then '</text:p>
          </table:table-cell>
          <table:table-cell table:formula="of:=VLOOKUP([.C50:.C186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Financial Company</text:p>
          </table:table-cell>
          <table:table-cell table:formula="of:=VLOOKUP([.H50:.H186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' then '</text:p>
          </table:table-cell>
          <table:table-cell table:formula="of:=VLOOKUP([.C51:.C187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Financial Services</text:p>
          </table:table-cell>
          <table:table-cell table:formula="of:=VLOOKUP([.H51:.H187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FinTech</text:p>
          </table:table-cell>
          <table:table-cell office:value-type="string" calcext:value-type="string">
            <text:p>' then '</text:p>
          </table:table-cell>
          <table:table-cell table:formula="of:=VLOOKUP([.C52:.C188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FinTech</text:p>
          </table:table-cell>
          <table:table-cell table:formula="of:=VLOOKUP([.H52:.H188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FMCG</text:p>
          </table:table-cell>
          <table:table-cell office:value-type="string" calcext:value-type="string">
            <text:p>' then '</text:p>
          </table:table-cell>
          <table:table-cell table:formula="of:=VLOOKUP([.C53:.C189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FMCG</text:p>
          </table:table-cell>
          <table:table-cell table:formula="of:=VLOOKUP([.H53:.H189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' then '</text:p>
          </table:table-cell>
          <table:table-cell table:formula="of:=VLOOKUP([.C54:.C190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formula="of:=VLOOKUP([.H54:.H190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General Business</text:p>
          </table:table-cell>
          <table:table-cell office:value-type="string" calcext:value-type="string">
            <text:p>' then '</text:p>
          </table:table-cell>
          <table:table-cell table:formula="of:=VLOOKUP([.C55:.C191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General Business</text:p>
          </table:table-cell>
          <table:table-cell table:formula="of:=VLOOKUP([.H55:.H191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Global Communications Agency</text:p>
          </table:table-cell>
          <table:table-cell office:value-type="string" calcext:value-type="string">
            <text:p>' then '</text:p>
          </table:table-cell>
          <table:table-cell table:formula="of:=VLOOKUP([.C56:.C192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Global Communications Agency</text:p>
          </table:table-cell>
          <table:table-cell table:formula="of:=VLOOKUP([.H56:.H192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' then '</text:p>
          </table:table-cell>
          <table:table-cell table:formula="of:=VLOOKUP([.C57:.C193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 table:formula="of:=VLOOKUP([.H57:.H193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Government Agency</text:p>
          </table:table-cell>
          <table:table-cell office:value-type="string" calcext:value-type="string">
            <text:p>' then '</text:p>
          </table:table-cell>
          <table:table-cell table:formula="of:=VLOOKUP([.C58:.C194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Government Agency</text:p>
          </table:table-cell>
          <table:table-cell table:formula="of:=VLOOKUP([.H58:.H194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' then '</text:p>
          </table:table-cell>
          <table:table-cell table:formula="of:=VLOOKUP([.C59:.C195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Healthcare</text:p>
          </table:table-cell>
          <table:table-cell table:formula="of:=VLOOKUP([.H59:.H195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Healthcare/Pharma</text:p>
          </table:table-cell>
          <table:table-cell office:value-type="string" calcext:value-type="string">
            <text:p>' then '</text:p>
          </table:table-cell>
          <table:table-cell table:formula="of:=VLOOKUP([.C60:.C196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Healthcare/Pharma</text:p>
          </table:table-cell>
          <table:table-cell table:formula="of:=VLOOKUP([.H60:.H196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' then '</text:p>
          </table:table-cell>
          <table:table-cell table:formula="of:=VLOOKUP([.C61:.C197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Information Technology</text:p>
          </table:table-cell>
          <table:table-cell table:formula="of:=VLOOKUP([.H61:.H197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' then '</text:p>
          </table:table-cell>
          <table:table-cell table:formula="of:=VLOOKUP([.C62:.C198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Infrastructure</text:p>
          </table:table-cell>
          <table:table-cell table:formula="of:=VLOOKUP([.H62:.H198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' then '</text:p>
          </table:table-cell>
          <table:table-cell table:formula="of:=VLOOKUP([.C63:.C199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Insurance</text:p>
          </table:table-cell>
          <table:table-cell table:formula="of:=VLOOKUP([.H63:.H199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Internal Communictions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05" calcext:value-type="float">
            <text:p>28905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Internal Communictions</text:p>
          </table:table-cell>
          <table:table-cell table:style-name="ce3" office:value-type="float" office:value="28905" calcext:value-type="float">
            <text:p>28905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Investment Banking 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06" calcext:value-type="float">
            <text:p>28906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Investment Banking </text:p>
          </table:table-cell>
          <table:table-cell table:style-name="ce3" office:value-type="float" office:value="28906" calcext:value-type="float">
            <text:p>28906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02" calcext:value-type="float">
            <text:p>28902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IT</text:p>
          </table:table-cell>
          <table:table-cell table:style-name="ce3" office:value-type="float" office:value="28902" calcext:value-type="float">
            <text:p>28902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IT - Healthcare</text:p>
          </table:table-cell>
          <table:table-cell office:value-type="string" calcext:value-type="string">
            <text:p>' then '</text:p>
          </table:table-cell>
          <table:table-cell table:formula="of:=VLOOKUP([.C67:.C203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IT - Healthcare</text:p>
          </table:table-cell>
          <table:table-cell table:formula="of:=VLOOKUP([.H67:.H203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' then '</text:p>
          </table:table-cell>
          <table:table-cell table:formula="of:=VLOOKUP([.C68:.C204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Legal</text:p>
          </table:table-cell>
          <table:table-cell table:formula="of:=VLOOKUP([.H68:.H204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Leisure and Hotels</text:p>
          </table:table-cell>
          <table:table-cell office:value-type="string" calcext:value-type="string">
            <text:p>' then '</text:p>
          </table:table-cell>
          <table:table-cell table:formula="of:=VLOOKUP([.C69:.C205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Leisure and Hotels</text:p>
          </table:table-cell>
          <table:table-cell table:formula="of:=VLOOKUP([.H69:.H205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Leisure and Travel</text:p>
          </table:table-cell>
          <table:table-cell office:value-type="string" calcext:value-type="string">
            <text:p>' then '</text:p>
          </table:table-cell>
          <table:table-cell table:formula="of:=VLOOKUP([.C70:.C206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Leisure and Travel</text:p>
          </table:table-cell>
          <table:table-cell table:formula="of:=VLOOKUP([.H70:.H206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Lief Science</text:p>
          </table:table-cell>
          <table:table-cell office:value-type="string" calcext:value-type="string">
            <text:p>' then '</text:p>
          </table:table-cell>
          <table:table-cell table:formula="of:=VLOOKUP([.C71:.C207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Lief Science</text:p>
          </table:table-cell>
          <table:table-cell table:formula="of:=VLOOKUP([.H71:.H207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Life Science</text:p>
          </table:table-cell>
          <table:table-cell office:value-type="string" calcext:value-type="string">
            <text:p>' then '</text:p>
          </table:table-cell>
          <table:table-cell table:formula="of:=VLOOKUP([.C72:.C208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Life Science</text:p>
          </table:table-cell>
          <table:table-cell table:formula="of:=VLOOKUP([.H72:.H208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Life Science Consultancy</text:p>
          </table:table-cell>
          <table:table-cell office:value-type="string" calcext:value-type="string">
            <text:p>' then '</text:p>
          </table:table-cell>
          <table:table-cell table:formula="of:=VLOOKUP([.C73:.C209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Life Science Consultancy</text:p>
          </table:table-cell>
          <table:table-cell table:formula="of:=VLOOKUP([.H73:.H209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' then '</text:p>
          </table:table-cell>
          <table:table-cell table:formula="of:=VLOOKUP([.C74:.C210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Life Sciences</text:p>
          </table:table-cell>
          <table:table-cell table:formula="of:=VLOOKUP([.H74:.H210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Lifescience</text:p>
          </table:table-cell>
          <table:table-cell office:value-type="string" calcext:value-type="string">
            <text:p>' then '</text:p>
          </table:table-cell>
          <table:table-cell table:formula="of:=VLOOKUP([.C75:.C211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Lifescience</text:p>
          </table:table-cell>
          <table:table-cell table:formula="of:=VLOOKUP([.H75:.H211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' then '</text:p>
          </table:table-cell>
          <table:table-cell table:formula="of:=VLOOKUP([.C76:.C212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Luxury</text:p>
          </table:table-cell>
          <table:table-cell table:formula="of:=VLOOKUP([.H76:.H212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anagement Consultancy</text:p>
          </table:table-cell>
          <table:table-cell office:value-type="string" calcext:value-type="string">
            <text:p>' then '</text:p>
          </table:table-cell>
          <table:table-cell table:formula="of:=VLOOKUP([.C77:.C213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anagement Consultancy</text:p>
          </table:table-cell>
          <table:table-cell table:formula="of:=VLOOKUP([.H77:.H213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anagmenet Consultancy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09" calcext:value-type="float">
            <text:p>28909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anagmenet Consultancy</text:p>
          </table:table-cell>
          <table:table-cell table:style-name="ce3" office:value-type="float" office:value="28909" calcext:value-type="float">
            <text:p>28909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arket Research</text:p>
          </table:table-cell>
          <table:table-cell office:value-type="string" calcext:value-type="string">
            <text:p>' then '</text:p>
          </table:table-cell>
          <table:table-cell table:formula="of:=VLOOKUP([.C79:.C215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arket Research</text:p>
          </table:table-cell>
          <table:table-cell table:formula="of:=VLOOKUP([.H79:.H215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arket Research - Online</text:p>
          </table:table-cell>
          <table:table-cell office:value-type="string" calcext:value-type="string">
            <text:p>' then '</text:p>
          </table:table-cell>
          <table:table-cell table:formula="of:=VLOOKUP([.C80:.C216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arket Research - Online</text:p>
          </table:table-cell>
          <table:table-cell table:formula="of:=VLOOKUP([.H80:.H216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arket Research Agency </text:p>
          </table:table-cell>
          <table:table-cell office:value-type="string" calcext:value-type="string">
            <text:p>' then '</text:p>
          </table:table-cell>
          <table:table-cell table:formula="of:=VLOOKUP([.C81:.C217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arket Research Agency </text:p>
          </table:table-cell>
          <table:table-cell table:formula="of:=VLOOKUP([.H81:.H217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arket Research Society</text:p>
          </table:table-cell>
          <table:table-cell office:value-type="string" calcext:value-type="string">
            <text:p>' then '</text:p>
          </table:table-cell>
          <table:table-cell table:formula="of:=VLOOKUP([.C82:.C218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arket Research Society</text:p>
          </table:table-cell>
          <table:table-cell table:formula="of:=VLOOKUP([.H82:.H218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arket Research/Insights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10" calcext:value-type="float">
            <text:p>28910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arket Research/Insights</text:p>
          </table:table-cell>
          <table:table-cell table:style-name="ce3" office:value-type="float" office:value="28910" calcext:value-type="float">
            <text:p>28910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11" calcext:value-type="float">
            <text:p>28911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arketing</text:p>
          </table:table-cell>
          <table:table-cell table:style-name="ce3" office:value-type="float" office:value="28911" calcext:value-type="float">
            <text:p>28911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arketing Agency</text:p>
          </table:table-cell>
          <table:table-cell office:value-type="string" calcext:value-type="string">
            <text:p>' then '</text:p>
          </table:table-cell>
          <table:table-cell table:formula="of:=VLOOKUP([.C85:.C221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arketing Agency</text:p>
          </table:table-cell>
          <table:table-cell table:formula="of:=VLOOKUP([.H85:.H221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arketing services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11" calcext:value-type="float">
            <text:p>28911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arketing services</text:p>
          </table:table-cell>
          <table:table-cell table:style-name="ce3" office:value-type="float" office:value="28911" calcext:value-type="float">
            <text:p>28911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12" calcext:value-type="float">
            <text:p>28912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table:style-name="ce3" office:value-type="float" office:value="28912" calcext:value-type="float">
            <text:p>28912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edia Agency</text:p>
          </table:table-cell>
          <table:table-cell office:value-type="string" calcext:value-type="string">
            <text:p>' then '</text:p>
          </table:table-cell>
          <table:table-cell table:formula="of:=VLOOKUP([.C88:.C224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edia Agency</text:p>
          </table:table-cell>
          <table:table-cell table:formula="of:=VLOOKUP([.H88:.H224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edia Company</text:p>
          </table:table-cell>
          <table:table-cell office:value-type="string" calcext:value-type="string">
            <text:p>' then '</text:p>
          </table:table-cell>
          <table:table-cell table:formula="of:=VLOOKUP([.C89:.C225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edia Company</text:p>
          </table:table-cell>
          <table:table-cell table:formula="of:=VLOOKUP([.H89:.H225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edical Education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13" calcext:value-type="float">
            <text:p>28913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edical Education</text:p>
          </table:table-cell>
          <table:table-cell table:style-name="ce3" office:value-type="float" office:value="28913" calcext:value-type="float">
            <text:p>28913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edical Education Agency </text:p>
          </table:table-cell>
          <table:table-cell office:value-type="string" calcext:value-type="string">
            <text:p>' then '</text:p>
          </table:table-cell>
          <table:table-cell table:formula="of:=VLOOKUP([.C91:.C227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edical Education Agency </text:p>
          </table:table-cell>
          <table:table-cell table:formula="of:=VLOOKUP([.H91:.H227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edical Market Research Fieldwork</text:p>
          </table:table-cell>
          <table:table-cell office:value-type="string" calcext:value-type="string">
            <text:p>' then '</text:p>
          </table:table-cell>
          <table:table-cell table:formula="of:=VLOOKUP([.C92:.C228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edical Market Research Fieldwork</text:p>
          </table:table-cell>
          <table:table-cell table:formula="of:=VLOOKUP([.H92:.H228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Mobile Marketing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14" calcext:value-type="float">
            <text:p>28914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Mobile Marketing</text:p>
          </table:table-cell>
          <table:table-cell table:style-name="ce3" office:value-type="float" office:value="28914" calcext:value-type="float">
            <text:p>28914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Non Dept Gov Body</text:p>
          </table:table-cell>
          <table:table-cell office:value-type="string" calcext:value-type="string">
            <text:p>' then '</text:p>
          </table:table-cell>
          <table:table-cell table:formula="of:=VLOOKUP([.C94:.C230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Non Dept Gov Body</text:p>
          </table:table-cell>
          <table:table-cell table:formula="of:=VLOOKUP([.H94:.H230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Non-Governmental Agency</text:p>
          </table:table-cell>
          <table:table-cell office:value-type="string" calcext:value-type="string">
            <text:p>' then '</text:p>
          </table:table-cell>
          <table:table-cell table:formula="of:=VLOOKUP([.C95:.C231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Non-Governmental Agency</text:p>
          </table:table-cell>
          <table:table-cell table:formula="of:=VLOOKUP([.H95:.H231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Not For Profit</text:p>
          </table:table-cell>
          <table:table-cell office:value-type="string" calcext:value-type="string">
            <text:p>' then '</text:p>
          </table:table-cell>
          <table:table-cell table:formula="of:=VLOOKUP([.C96:.C232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Not For Profit</text:p>
          </table:table-cell>
          <table:table-cell table:formula="of:=VLOOKUP([.H96:.H232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' then '</text:p>
          </table:table-cell>
          <table:table-cell table:formula="of:=VLOOKUP([.C97:.C233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formula="of:=VLOOKUP([.H97:.H233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harmaceutical</text:p>
          </table:table-cell>
          <table:table-cell office:value-type="string" calcext:value-type="string">
            <text:p>' then '</text:p>
          </table:table-cell>
          <table:table-cell table:formula="of:=VLOOKUP([.C98:.C234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harmaceutical</text:p>
          </table:table-cell>
          <table:table-cell table:formula="of:=VLOOKUP([.H98:.H234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harmaceutical Management Consultancy</text:p>
          </table:table-cell>
          <table:table-cell office:value-type="string" calcext:value-type="string">
            <text:p>' then '</text:p>
          </table:table-cell>
          <table:table-cell table:formula="of:=VLOOKUP([.C99:.C235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harmaceutical Management Consultancy</text:p>
          </table:table-cell>
          <table:table-cell table:formula="of:=VLOOKUP([.H99:.H235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' then '</text:p>
          </table:table-cell>
          <table:table-cell table:formula="of:=VLOOKUP([.C100:.C236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harmaceuticals</text:p>
          </table:table-cell>
          <table:table-cell table:formula="of:=VLOOKUP([.H100:.H236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harmacuetical Company</text:p>
          </table:table-cell>
          <table:table-cell office:value-type="string" calcext:value-type="string">
            <text:p>' then '</text:p>
          </table:table-cell>
          <table:table-cell table:formula="of:=VLOOKUP([.C101:.C237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harmacuetical Company</text:p>
          </table:table-cell>
          <table:table-cell table:formula="of:=VLOOKUP([.H101:.H237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harmacuetical/Bio Tech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17" calcext:value-type="float">
            <text:p>28917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harmacuetical/Bio Tech</text:p>
          </table:table-cell>
          <table:table-cell table:style-name="ce3" office:value-type="float" office:value="28917" calcext:value-type="float">
            <text:p>28917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R Agency </text:p>
          </table:table-cell>
          <table:table-cell office:value-type="string" calcext:value-type="string">
            <text:p>' then '</text:p>
          </table:table-cell>
          <table:table-cell table:formula="of:=VLOOKUP([.C103:.C239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R Agency </text:p>
          </table:table-cell>
          <table:table-cell table:formula="of:=VLOOKUP([.H103:.H239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R and Communications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19" calcext:value-type="float">
            <text:p>28919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R and Communications</text:p>
          </table:table-cell>
          <table:table-cell table:style-name="ce3" office:value-type="float" office:value="28919" calcext:value-type="float">
            <text:p>28919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' then '</text:p>
          </table:table-cell>
          <table:table-cell table:formula="of:=VLOOKUP([.C105:.C241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rint</text:p>
          </table:table-cell>
          <table:table-cell table:formula="of:=VLOOKUP([.H105:.H241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rint and Publishing</text:p>
          </table:table-cell>
          <table:table-cell office:value-type="string" calcext:value-type="string">
            <text:p>' then '</text:p>
          </table:table-cell>
          <table:table-cell table:formula="of:=VLOOKUP([.C106:.C242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rint and Publishing</text:p>
          </table:table-cell>
          <table:table-cell table:formula="of:=VLOOKUP([.H106:.H242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' then '</text:p>
          </table:table-cell>
          <table:table-cell table:formula="of:=VLOOKUP([.C107:.C243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rofessional Services</text:p>
          </table:table-cell>
          <table:table-cell table:formula="of:=VLOOKUP([.H107:.H243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romotional Incentives</text:p>
          </table:table-cell>
          <table:table-cell office:value-type="string" calcext:value-type="string">
            <text:p>' then '</text:p>
          </table:table-cell>
          <table:table-cell table:formula="of:=VLOOKUP([.C108:.C244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romotional Incentives</text:p>
          </table:table-cell>
          <table:table-cell table:formula="of:=VLOOKUP([.H108:.H244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' then '</text:p>
          </table:table-cell>
          <table:table-cell table:formula="of:=VLOOKUP([.C109:.C245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roperty</text:p>
          </table:table-cell>
          <table:table-cell table:formula="of:=VLOOKUP([.H109:.H245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ublic Affaires</text:p>
          </table:table-cell>
          <table:table-cell office:value-type="string" calcext:value-type="string">
            <text:p>' then '</text:p>
          </table:table-cell>
          <table:table-cell table:formula="of:=VLOOKUP([.C110:.C246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ublic Affaires</text:p>
          </table:table-cell>
          <table:table-cell table:formula="of:=VLOOKUP([.H110:.H246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ublic Affairs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22" calcext:value-type="float">
            <text:p>28922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ublic Affairs</text:p>
          </table:table-cell>
          <table:table-cell table:style-name="ce3" office:value-type="float" office:value="28922" calcext:value-type="float">
            <text:p>28922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ublic Affairs Agency</text:p>
          </table:table-cell>
          <table:table-cell office:value-type="string" calcext:value-type="string">
            <text:p>' then '</text:p>
          </table:table-cell>
          <table:table-cell table:formula="of:=VLOOKUP([.C112:.C248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ublic Affairs Agency</text:p>
          </table:table-cell>
          <table:table-cell table:formula="of:=VLOOKUP([.H112:.H248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ublic Relations</text:p>
          </table:table-cell>
          <table:table-cell office:value-type="string" calcext:value-type="string">
            <text:p>' then '</text:p>
          </table:table-cell>
          <table:table-cell table:formula="of:=VLOOKUP([.C113:.C249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ublic Relations</text:p>
          </table:table-cell>
          <table:table-cell table:formula="of:=VLOOKUP([.H113:.H249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ublic Sector</text:p>
          </table:table-cell>
          <table:table-cell office:value-type="string" calcext:value-type="string">
            <text:p>' then '</text:p>
          </table:table-cell>
          <table:table-cell table:formula="of:=VLOOKUP([.C114:.C250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ublic Sector</text:p>
          </table:table-cell>
          <table:table-cell table:formula="of:=VLOOKUP([.H114:.H250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' then '</text:p>
          </table:table-cell>
          <table:table-cell table:formula="of:=VLOOKUP([.C115:.C251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ublishing</text:p>
          </table:table-cell>
          <table:table-cell table:formula="of:=VLOOKUP([.H115:.H251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Publishing Agency</text:p>
          </table:table-cell>
          <table:table-cell office:value-type="string" calcext:value-type="string">
            <text:p>' then '</text:p>
          </table:table-cell>
          <table:table-cell table:formula="of:=VLOOKUP([.C116:.C252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Publishing Agency</text:p>
          </table:table-cell>
          <table:table-cell table:formula="of:=VLOOKUP([.H116:.H252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' then '</text:p>
          </table:table-cell>
          <table:table-cell table:formula="of:=VLOOKUP([.C117:.C253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Real Estate</text:p>
          </table:table-cell>
          <table:table-cell table:formula="of:=VLOOKUP([.H117:.H253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' then '</text:p>
          </table:table-cell>
          <table:table-cell table:formula="of:=VLOOKUP([.C118:.C254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Recruitment</text:p>
          </table:table-cell>
          <table:table-cell table:formula="of:=VLOOKUP([.H118:.H254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Recruitment Agency 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25" calcext:value-type="float">
            <text:p>28925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Recruitment Agency </text:p>
          </table:table-cell>
          <table:table-cell table:style-name="ce3" office:value-type="float" office:value="28925" calcext:value-type="float">
            <text:p>28925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' then '</text:p>
          </table:table-cell>
          <table:table-cell table:formula="of:=VLOOKUP([.C120:.C256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Retail</text:p>
          </table:table-cell>
          <table:table-cell table:formula="of:=VLOOKUP([.H120:.H256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Retail Banking</text:p>
          </table:table-cell>
          <table:table-cell office:value-type="string" calcext:value-type="string">
            <text:p>' then '</text:p>
          </table:table-cell>
          <table:table-cell table:formula="of:=VLOOKUP([.C121:.C257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Retail Banking</text:p>
          </table:table-cell>
          <table:table-cell table:formula="of:=VLOOKUP([.H121:.H257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' then '</text:p>
          </table:table-cell>
          <table:table-cell table:formula="of:=VLOOKUP([.C122:.C258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Sales</text:p>
          </table:table-cell>
          <table:table-cell table:formula="of:=VLOOKUP([.H122:.H258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Shopping Marketing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28" calcext:value-type="float">
            <text:p>28928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Shopping Marketing</text:p>
          </table:table-cell>
          <table:table-cell table:style-name="ce3" office:value-type="float" office:value="28928" calcext:value-type="float">
            <text:p>28928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29" calcext:value-type="float">
            <text:p>28929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Social Media</text:p>
          </table:table-cell>
          <table:table-cell table:style-name="ce3" office:value-type="float" office:value="28929" calcext:value-type="float">
            <text:p>28929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Social Media Agency</text:p>
          </table:table-cell>
          <table:table-cell office:value-type="string" calcext:value-type="string">
            <text:p>' then '</text:p>
          </table:table-cell>
          <table:table-cell table:formula="of:=VLOOKUP([.C125:.C261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Social Media Agency</text:p>
          </table:table-cell>
          <table:table-cell table:formula="of:=VLOOKUP([.H125:.H261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Software Houses</text:p>
          </table:table-cell>
          <table:table-cell office:value-type="string" calcext:value-type="string">
            <text:p>' then '</text:p>
          </table:table-cell>
          <table:table-cell table:formula="of:=VLOOKUP([.C126:.C262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Software Houses</text:p>
          </table:table-cell>
          <table:table-cell table:formula="of:=VLOOKUP([.H126:.H262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 then '</text:p>
          </table:table-cell>
          <table:table-cell table:formula="of:=VLOOKUP([.C127:.C263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Sport</text:p>
          </table:table-cell>
          <table:table-cell table:formula="of:=VLOOKUP([.H127:.H263];[.$E$2:.$F$60];2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Strategy Consulting</text:p>
          </table:table-cell>
          <table:table-cell office:value-type="string" calcext:value-type="string">
            <text:p>' then '</text:p>
          </table:table-cell>
          <table:table-cell table:style-name="ce3" office:value-type="float" office:value="28931" calcext:value-type="float">
            <text:p>28931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Strategy Consulting</text:p>
          </table:table-cell>
          <table:table-cell table:style-name="ce3" office:value-type="float" office:value="28931" calcext:value-type="float">
            <text:p>28931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Support Services</text:p>
          </table:table-cell>
          <table:table-cell office:value-type="string" calcext:value-type="string">
            <text:p>' then '</text:p>
          </table:table-cell>
          <table:table-cell table:formula="of:=VLOOKUP([.C129:.C265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Support Services</text:p>
          </table:table-cell>
          <table:table-cell table:formula="of:=VLOOKUP([.H129:.H265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' then '</text:p>
          </table:table-cell>
          <table:table-cell table:formula="of:=VLOOKUP([.C130:.C266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Technology</text:p>
          </table:table-cell>
          <table:table-cell table:formula="of:=VLOOKUP([.H130:.H266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Technology Company</text:p>
          </table:table-cell>
          <table:table-cell office:value-type="string" calcext:value-type="string">
            <text:p>' then '</text:p>
          </table:table-cell>
          <table:table-cell table:formula="of:=VLOOKUP([.C131:.C267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Technology Company</text:p>
          </table:table-cell>
          <table:table-cell table:formula="of:=VLOOKUP([.H131:.H267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' then '</text:p>
          </table:table-cell>
          <table:table-cell table:formula="of:=VLOOKUP([.C132:.C268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Telecommunications</text:p>
          </table:table-cell>
          <table:table-cell table:formula="of:=VLOOKUP([.H132:.H268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Telecoms</text:p>
          </table:table-cell>
          <table:table-cell office:value-type="string" calcext:value-type="string">
            <text:p>' then '</text:p>
          </table:table-cell>
          <table:table-cell table:formula="of:=VLOOKUP([.C133:.C269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Telecoms</text:p>
          </table:table-cell>
          <table:table-cell table:formula="of:=VLOOKUP([.H133:.H269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Trade Association</text:p>
          </table:table-cell>
          <table:table-cell office:value-type="string" calcext:value-type="string">
            <text:p>' then '</text:p>
          </table:table-cell>
          <table:table-cell table:formula="of:=VLOOKUP([.C134:.C270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Trade Association</text:p>
          </table:table-cell>
          <table:table-cell table:formula="of:=VLOOKUP([.H134:.H270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' then '</text:p>
          </table:table-cell>
          <table:table-cell table:formula="of:=VLOOKUP([.C135:.C271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Transport</text:p>
          </table:table-cell>
          <table:table-cell table:formula="of:=VLOOKUP([.H135:.H271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 then '</text:p>
          </table:table-cell>
          <table:table-cell table:formula="of:=VLOOKUP([.C136:.C272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Travel</text:p>
          </table:table-cell>
          <table:table-cell table:formula="of:=VLOOKUP([.H136:.H272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' then '</text:p>
          </table:table-cell>
          <table:table-cell table:formula="of:=VLOOKUP([.C137:.C273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Utilities</text:p>
          </table:table-cell>
          <table:table-cell table:formula="of:=VLOOKUP([.H137:.H273];[.$E$2:.$F$60];2;0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<text:s text:c="24"/>when Sector = '</text:p>
          </table:table-cell>
          <table:table-cell office:value-type="string" calcext:value-type="string">
            <text:p>Web Agency</text:p>
          </table:table-cell>
          <table:table-cell office:value-type="string" calcext:value-type="string">
            <text:p>' then '</text:p>
          </table:table-cell>
          <table:table-cell table:formula="of:=VLOOKUP([.C138:.C274];[.$E$2:.$F$60];2;0)" office:value-type="string" office:string-value="" calcext:value-type="error">
            <text:p>#N/A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string" calcext:value-type="string">
            <text:p>Web Agency</text:p>
          </table:table-cell>
          <table:table-cell table:formula="of:=VLOOKUP([.H138:.H274];[.$E$2:.$F$60];2;0)" office:value-type="string" office:string-value="" calcext:value-type="error">
            <text:p>#N/A</text:p>
          </table:table-cell>
        </table:table-row>
      </table:table>
      <table:named-expressions/>
      <table:database-ranges>
        <table:database-range table:name="__Anonymous_Sheet_DB__0" table:target-range-address="Sheet1.B1:Sheet1.C138" table:display-filter-buttons="true"/>
        <table:database-range table:name="__Anonymous_Sheet_DB__1" table:target-range-address="Sheet2.A1:Sheet2.E138" table:display-filter-buttons="true">
          <table:filter>
            <table:filter-and>
              <table:filter-condition table:field-number="3" table:value="28910" table:operator="=">
                <table:filter-set-item table:value="28910"/>
                <table:filter-set-item table:value="28886"/>
                <table:filter-set-item table:value="28929"/>
                <table:filter-set-item table:value="28909"/>
                <table:filter-set-item table:value="28906"/>
                <table:filter-set-item table:value="28905"/>
                <table:filter-set-item table:value="28893"/>
                <table:filter-set-item table:value="28902"/>
                <table:filter-set-item table:value="28882"/>
                <table:filter-set-item table:value="28925"/>
                <table:filter-set-item table:value="28888"/>
                <table:filter-set-item table:value="28912"/>
                <table:filter-set-item table:value="28892"/>
                <table:filter-set-item table:value="28911"/>
                <table:filter-set-item table:value="28913"/>
                <table:filter-set-item table:value="28914"/>
                <table:filter-set-item table:value="28917"/>
                <table:filter-set-item table:value="28919"/>
                <table:filter-set-item table:value="28922"/>
                <table:filter-set-item table:value="28928"/>
                <table:filter-set-item table:value="28931"/>
                <table:filter-set-item table:value="2893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6:08:02.947108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0:56:30.291893965</meta:creation-date>
    <dc:date>2017-08-15T16:41:32.311340039</dc:date>
    <meta:editing-duration>PT30M6S</meta:editing-duration>
    <meta:editing-cycles>4</meta:editing-cycles>
    <meta:generator>LibreOffice/5.1.4.2$Linux_X86_64 LibreOffice_project/10m0$Build-2</meta:generator>
    <meta:document-statistic meta:table-count="2" meta:cell-count="1359" meta:object-count="0"/>
  </office:meta>
</office:document-meta>
</file>